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Times New Roman1" svg:font-family="'Times New Roman', Times, serif"/>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color="#1c1c1c" style:font-name="Arial" fo:font-size="12pt" style:text-underline-style="none" fo:font-weight="normal" style:font-size-asian="12pt" style:font-weight-asian="normal" style:font-name-complex="Arial2" style:font-size-complex="12pt" style:font-weight-complex="normal"/>
    </style:style>
    <style:style style:name="P3" style:family="paragraph" style:parent-style-name="Standard">
      <style:paragraph-properties fo:margin-left="0cm" fo:margin-right="0cm" fo:margin-top="0.049cm" fo:margin-bottom="0.176cm" fo:line-height="100%" fo:text-indent="0cm" style:auto-text-indent="false"/>
      <style:text-properties fo:color="#1c1c1c" style:font-name="Arial" fo:font-size="12pt" style:text-underline-style="none" fo:font-weight="normal" style:font-size-asian="12pt" style:font-weight-asian="normal" style:font-size-complex="12pt" style:font-weight-complex="normal"/>
    </style:style>
    <style:style style:name="P4" style:family="paragraph" style:parent-style-name="Standard">
      <style:text-properties fo:color="#1c1c1c" style:font-name="Arial" fo:font-size="12pt" style:text-underline-style="none" fo:font-weight="normal" style:font-size-asian="12pt" style:font-weight-asian="normal" style:font-size-complex="12pt" style:font-weight-complex="normal"/>
    </style:style>
    <style:style style:name="P5" style:family="paragraph" style:parent-style-name="Standard">
      <style:text-properties fo:color="#1c1c1c" style:font-name="Arial" fo:font-size="12pt" fo:font-style="italic" style:text-underline-style="none" fo:font-weight="normal" style:font-size-asian="12pt" style:font-style-asian="italic" style:font-weight-asian="normal" style:font-name-complex="Arial2" style:font-size-complex="12pt" style:font-style-complex="italic" style:font-weight-complex="normal"/>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style:text-properties fo:color="#1c1c1c" style:font-name="Arial" fo:font-size="12pt" fo:font-style="italic" style:text-underline-style="none" fo:font-weight="normal" style:font-name-asian="Times New Roman2" style:font-size-asian="12pt" style:language-asian="fr" style:country-asian="FR" style:font-style-asian="italic" style:font-weight-asian="normal" style:font-name-complex="Arial2" style:font-size-complex="12pt" style:font-weight-complex="normal"/>
    </style:style>
    <style:style style:name="P8" style:family="paragraph" style:parent-style-name="Standard">
      <style:paragraph-properties fo:margin-top="0cm" fo:margin-bottom="0cm" fo:line-height="100%"/>
      <style:text-properties fo:color="#1c1c1c"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margin-top="0cm" fo:margin-bottom="0cm" fo:line-height="100%"/>
      <style:text-properties fo:color="#1c1c1c" style:font-name="Arial" fo:font-size="12pt" style:text-underline-style="none" fo:font-weight="normal" style:font-name-asian="Times New Roman2" style:font-size-asian="12pt" style:language-asian="fr" style:country-asian="FR" style:font-weight-asian="normal" style:font-name-complex="Arial2" style:font-size-complex="12pt" style:font-weight-complex="normal"/>
    </style:style>
    <style:style style:name="P10" style:family="paragraph" style:parent-style-name="Standard">
      <style:paragraph-properties fo:margin-top="0.049cm" fo:margin-bottom="0.176cm" fo:line-height="100%"/>
      <style:text-properties fo:color="#1c1c1c"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margin-top="0.049cm" fo:margin-bottom="0.176cm" fo:line-height="100%"/>
      <style:text-properties fo:color="#1c1c1c" style:font-name="Arial" fo:font-size="12pt" style:text-underline-style="none" fo:font-weight="normal" style:font-size-asian="12pt" style:font-weight-asian="normal" style:font-name-complex="Arial2" style:font-size-complex="12pt" style:font-weight-complex="normal"/>
    </style:style>
    <style:style style:name="P12" style:family="paragraph" style:parent-style-name="Standard">
      <style:paragraph-properties fo:margin-top="0.049cm" fo:margin-bottom="0.176cm" fo:line-height="100%"/>
      <style:text-properties fo:color="#1c1c1c" style:font-name="Arial" fo:font-size="12pt" style:text-underline-style="none" fo:font-weight="normal" style:font-name-asian="Times New Roman2" style:font-size-asian="12pt" style:language-asian="fr" style:country-asian="FR" style:font-weight-asian="normal" style:font-name-complex="Times New Roman2" style:font-size-complex="12pt" style:font-weight-complex="normal"/>
    </style:style>
    <style:style style:name="P13" style:family="paragraph" style:parent-style-name="Standard" style:master-page-name="Standard">
      <style:paragraph-properties style:page-number="auto"/>
      <style:text-properties fo:color="#1c1c1c" style:font-name="Arial" fo:font-size="12pt" style:text-underline-style="none" fo:font-weight="normal" style:font-size-asian="12pt" style:font-weight-asian="normal" style:font-name-complex="Arial2" style:font-size-complex="12pt" style:font-weight-complex="normal"/>
    </style:style>
    <style:style style:name="P14" style:family="paragraph" style:parent-style-name="Standard">
      <style:text-properties fo:color="#1c1c1c" style:font-name="Arial" fo:font-size="12pt" fo:font-style="italic" style:text-underline-style="none" fo:font-weight="normal" style:font-size-asian="12pt" style:font-style-asian="italic" style:font-weight-asian="normal" style:font-size-complex="12pt" style:font-weight-complex="normal"/>
    </style:style>
    <style:style style:name="P15" style:family="paragraph" style:parent-style-name="Standard">
      <style:paragraph-properties fo:margin-top="0cm" fo:margin-bottom="0cm" fo:line-height="100%"/>
      <style:text-properties fo:color="#1c1c1c" style:font-name="Arial" fo:font-size="12pt" fo:font-style="italic" style:text-underline-style="none" fo:font-weight="normal" style:font-name-asian="Times New Roman2" style:font-size-asian="12pt" style:language-asian="fr" style:country-asian="FR" style:font-style-asian="italic" style:font-weight-asian="normal" style:font-name-complex="Arial2" style:font-size-complex="12pt" style:font-weight-complex="normal"/>
    </style:style>
    <style:style style:name="P16" style:family="paragraph" style:parent-style-name="Standard">
      <style:paragraph-properties fo:margin-top="0cm" fo:margin-bottom="0cm" fo:line-height="100%"/>
      <style:text-properties fo:color="#1c1c1c"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style:text-properties fo:font-weight="bold" style:font-weight-asian="bold" style:font-weight-complex="bold"/>
    </style:style>
    <style:style style:name="P19" style:family="paragraph" style:parent-style-name="Standard">
      <style:paragraph-properties fo:margin-top="0.049cm" fo:margin-bottom="0.176cm" fo:line-height="100%"/>
      <style:text-properties fo:color="#1c1c1c" style:font-name="Arial" fo:font-size="12pt" style:text-underline-style="none" fo:font-weight="normal" style:font-name-asian="Times New Roman2" style:font-size-asian="12pt" style:language-asian="fr" style:country-asian="FR" style:font-weight-asian="normal" style:font-name-complex="Times New Roman2" style:font-size-complex="12pt" style:font-weight-complex="normal"/>
    </style:style>
    <style:style style:name="P20" style:family="paragraph" style:parent-style-name="Normal_20__28_Web_29_">
      <style:paragraph-properties fo:margin-top="0.049cm" fo:margin-bottom="0cm"/>
      <style:text-properties fo:color="#1c1c1c" style:font-name="Arial" fo:font-size="12pt" fo:font-style="italic" style:text-underline-style="none" fo:font-weight="normal" style:font-size-asian="12pt" style:font-style-asian="italic" style:font-weight-asian="normal" style:font-name-complex="Arial2" style:font-size-complex="12pt" style:font-weight-complex="normal"/>
    </style:style>
    <style:style style:name="P21" style:family="paragraph" style:parent-style-name="List_20_Paragraph" style:list-style-name="WWNum1"/>
    <style:style style:name="P22" style:family="paragraph" style:parent-style-name="List_20_Paragraph" style:list-style-name="WWNum1">
      <style:text-properties fo:color="#1c1c1c" style:font-name="Arial" fo:font-size="12pt" style:text-underline-style="none" fo:font-weight="normal" style:font-size-asian="12pt" style:font-weight-asian="normal" style:font-name-complex="Arial2" style:font-size-complex="12pt" style:font-weight-complex="normal"/>
    </style:style>
    <style:style style:name="P23" style:family="paragraph" style:parent-style-name="List_20_Paragraph" style:list-style-name="WWNum3">
      <style:text-properties fo:color="#1c1c1c" style:font-name="Arial" fo:font-size="12pt" style:text-underline-style="none" fo:font-weight="normal" style:font-size-asian="12pt" style:font-weight-asian="normal" style:font-name-complex="Arial2" style:font-size-complex="12pt" style:font-weight-complex="normal"/>
    </style:style>
    <style:style style:name="P24" style:family="paragraph" style:parent-style-name="List_20_Paragraph" style:list-style-name="WWNum3"/>
    <style:style style:name="P25" style:family="paragraph" style:parent-style-name="List_20_Paragraph" style:list-style-name="WWNum1">
      <style:paragraph-properties fo:margin-left="0cm" fo:margin-right="0cm" fo:text-indent="0cm" style:auto-text-indent="false"/>
      <style:text-properties fo:color="#1c1c1c" style:font-name="Arial" fo:font-size="12pt" style:text-underline-style="none" fo:font-weight="normal" style:font-size-asian="12pt" style:font-weight-asian="normal" style:font-name-complex="Arial2" style:font-size-complex="12pt" style:font-weight-complex="normal"/>
    </style:style>
    <style:style style:name="P26" style:family="paragraph" style:parent-style-name="List_20_Paragraph" style:list-style-name="WWNum1">
      <style:paragraph-properties fo:margin-left="0cm" fo:margin-right="0cm" fo:text-align="center" style:justify-single-word="false" fo:text-indent="0cm" style:auto-text-indent="false"/>
      <style:text-properties fo:color="#1c1c1c" style:font-name="Arial" fo:font-size="12pt" style:text-underline-style="none" fo:font-weight="normal" style:font-size-asian="12pt" style:font-weight-asian="normal" style:font-name-complex="Arial2" style:font-size-complex="12pt" style:font-weight-complex="normal"/>
    </style:style>
    <style:style style:name="P27" style:family="paragraph" style:parent-style-name="List_20_Paragraph" style:list-style-name="WWNum3">
      <style:paragraph-properties fo:margin-left="0cm" fo:margin-right="0cm" fo:text-indent="0cm" style:auto-text-indent="false"/>
      <style:text-properties fo:color="#1c1c1c" style:font-name="Arial" fo:font-size="12pt" style:text-underline-style="none" fo:font-weight="normal" style:font-size-asian="12pt" style:font-weight-asian="normal" style:font-name-complex="Arial2" style:font-size-complex="12pt" style:font-weight-complex="normal"/>
    </style:style>
    <style:style style:name="P28" style:family="paragraph" style:parent-style-name="List_20_Paragraph" style:list-style-name="WWNum1">
      <style:paragraph-properties fo:margin-left="0cm" fo:margin-right="0cm" fo:text-indent="0cm" style:auto-text-indent="false"/>
      <style:text-properties fo:color="#1c1c1c" style:font-name="Arial" fo:font-size="12pt" style:text-underline-style="none" fo:font-weight="normal" style:font-size-asian="12pt" style:font-weight-asian="normal" style:font-size-complex="12pt" style:font-weight-complex="normal"/>
    </style:style>
    <style:style style:name="P29" style:family="paragraph" style:parent-style-name="List_20_Paragraph" style:list-style-name="WWNum3">
      <style:paragraph-properties fo:margin-left="0cm" fo:margin-right="0cm" fo:text-indent="0cm" style:auto-text-indent="false"/>
      <style:text-properties fo:color="#1c1c1c" style:font-name="Arial" fo:font-size="12pt" style:text-underline-style="none" fo:font-weight="normal" style:font-size-asian="12pt" style:font-weight-asian="normal" style:font-size-complex="12pt" style:font-weight-complex="normal"/>
    </style:style>
    <style:style style:name="T1" style:family="text">
      <style:text-properties fo:font-style="italic" style:font-name-asian="Times New Roman2" style:language-asian="fr" style:country-asian="FR" style:font-style-asian="italic" style:font-name-complex="Arial2"/>
    </style:style>
    <style:style style:name="T2" style:family="text">
      <style:text-properties fo:font-style="italic" style:font-name-asian="Times New Roman2" style:language-asian="fr" style:country-asian="FR" style:font-style-asian="italic" style:font-name-complex="Times New Roman2"/>
    </style:style>
    <style:style style:name="T3" style:family="text">
      <style:text-properties fo:font-variant="small-caps" fo:color="#1c1c1c" style:font-name="Arial" fo:font-size="12pt" style:text-underline-style="none" fo:font-weight="normal" style:font-size-asian="12pt" style:font-weight-asian="normal" style:font-size-complex="12pt" style:font-weight-complex="normal"/>
    </style:style>
    <style:style style:name="T4" style:family="text">
      <style:text-properties style:font-name-complex="Arial2"/>
    </style:style>
    <style:style style:name="T5" style:family="text">
      <style:text-properties style:font-name-asian="Times New Roman2" style:language-asian="fr" style:country-asian="FR" style:font-name-complex="Arial2"/>
    </style:style>
    <style:style style:name="T6" style:family="text">
      <style:text-properties style:font-name-asian="Times New Roman2" style:language-asian="fr" style:country-asian="FR" style:font-name-complex="Times New Roman2"/>
    </style:style>
    <style:style style:name="T7" style:family="text">
      <style:text-properties fo:color="#1c1c1c" style:font-name="Arial" fo:font-size="12pt" style:text-underline-style="none" fo:font-weight="normal" style:font-name-asian="Times New Roman2" style:font-size-asian="12pt" style:language-asian="fr" style:country-asian="FR" style:font-weight-asian="normal" style:font-name-complex="Arial2" style:font-size-complex="12pt" style:font-weight-complex="normal"/>
    </style:style>
    <style:style style:name="T8" style:family="text">
      <style:text-properties fo:color="#1c1c1c" style:font-name="Arial" fo:font-size="12pt" style:text-underline-style="none" fo:font-weight="normal" style:font-size-asian="12pt" style:font-weight-asian="normal" style:font-size-complex="12pt" style:font-weight-complex="normal"/>
    </style:style>
    <style:style style:name="T9" style:family="text">
      <style:text-properties fo:color="#1c1c1c" style:font-name="Arial" fo:font-size="12pt" style:text-underline-style="none" fo:font-weight="normal" style:font-size-asian="12pt" style:font-weight-asian="normal" style:font-name-complex="Arial2" style:font-size-complex="12pt" style:font-weight-complex="normal"/>
    </style:style>
    <style:style style:name="T10" style:family="text">
      <style:text-properties fo:color="#1c1c1c" style:font-name="Arial" fo:font-size="12pt" style:text-underline-style="none" style:font-size-asian="12pt" style:font-size-complex="12pt"/>
    </style:style>
    <style:style style:name="T11" style:family="text">
      <style:text-properties fo:color="#1c1c1c" style:font-name="Arial" fo:font-size="12pt" fo:font-style="italic" style:text-underline-style="none" fo:font-weight="normal" style:font-size-asian="12pt" style:font-style-asian="italic" style:font-weight-asian="normal" style:font-name-complex="Arial2" style:font-size-complex="12pt" style:font-weight-complex="normal"/>
    </style:style>
    <style:style style:name="T12" style:family="text">
      <style:text-properties fo:color="#1c1c1c" style:font-name="Arial" fo:font-size="12pt" fo:font-style="italic" style:text-underline-style="none" fo:font-weight="normal" style:font-size-asian="12pt" style:font-style-asian="italic" style:font-weight-asian="normal" style:font-name-complex="Arial2" style:font-size-complex="12pt" style:font-style-complex="italic" style:font-weight-complex="normal"/>
    </style:style>
    <style:style style:name="T13" style:family="text">
      <style:text-properties fo:color="#1c1c1c" style:font-name="Arial" fo:font-size="12pt" fo:font-style="normal" style:text-underline-style="none" fo:font-weight="normal" style:font-size-asian="12pt" style:font-style-asian="normal" style:font-weight-asian="normal" style:font-name-complex="Arial2"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text:span text:style-name="T4">1 : La philosophie du Logiciel libre <text:s/></text:span><text:span text:style-name="T4"><text:s text:c="5"/></text:span></text:p>
      <text:p text:style-name="P14">PRESENTATION</text:p>
      <text:p text:style-name="P20">Dans ce module il sera donc question de la philosophie du logiciel libre puisqu’il s’agit de la caractéristique dominante. Il s’agira alors de montrer les points essentiels et ce qui fait d’un logiciel, un logiciel libre. Nous vous expliquerons alors en quoi l’éthique, par cette volonté du respect de l’utilisateur, est importante. </text:p>
      <text:p text:style-name="P7"/>
      <text:p text:style-name="P4"><text:span text:style-name="T1">Au début des années 70 tous les logiciels étaient libres. <text:line-break/></text:span><text:span text:style-name="T1">Petit à petit, les auteurs de logiciels se sont basés sur le droit d'auteur (le copyright dans les pays anglo-saxons) pour limiter ces libertés.</text:span></text:p>
      <text:p text:style-name="P7">Actuellement, la seule liberté généralement accordée est un droit d'utilisation limité, en échange du paiement d'une licence. Ce droit d'utilisation est souvent temporaire, la licence étant un contrat de location et non de vente.</text:p>
      <text:p text:style-name="P7"/>
      <text:p text:style-name="P7">En 1984, le chercheur américain Richard Matthew STALLMAN décide de</text:p>
      <text:p text:style-name="P7">redonner aux utilisateurs leurs libertés perdues. Il propose pour cela de ré-</text:p>
      <text:p text:style-name="P7">écrire tous les logiciels et de les diffuser en les accompagnant d'une</text:p>
      <text:p text:style-name="P7">Licence Libre Copyleftée : Le système d'exploitation GNU.</text:p>
      <text:p text:style-name="P9"/>
      <text:p text:style-name="P7">Nous allons ici vous expliquer en quoi consiste les logiciels libres tels que Richard Stallman les a pensé, et quelle est la philosophie qui en découle. </text:p>
      <text:p text:style-name="P3"><text:span text:style-name="T2">Depuis l’invention de la licence GNU/GPL, les logiciels libres ont fleuris,donnont l’exemple de </text:span><text:span text:style-name="T1">Linus TORVALDS qui a inventé le système d’exploitation LINUX. D’autres exemples de licences libres existent aujourd’hui, à l’image de « art libre » la licence crée par Antoine Moreau ou les Creative commons</text:span></text:p>
      <text:p text:style-name="P9"/>
      <text:p text:style-name="P9">DEFINITIONS : </text:p>
      <text:p text:style-name="P6"><text:span text:style-name="T7">code source : </text:span><text:span text:style-name="T8">Le code source est un </text:span><text:a xlink:type="simple" xlink:href="http://fr.wikipedia.org/wiki/Texte">texte</text:a><text:span text:style-name="T8"> qui représente les instructions qui doivent être exécutées par un </text:span><text:a xlink:type="simple" xlink:href="http://fr.wikipedia.org/wiki/Microprocesseur">microprocesseur</text:a><text:span text:style-name="T8">. Le code source se matérialise souvent sous la forme d'un ensemble de </text:span><text:a xlink:type="simple" xlink:href="http://fr.wikipedia.org/wiki/Fichier_texte">fichiers textes</text:a><text:span text:style-name="T8">. </text:span></text:p>
      <text:p text:style-name="P8"/>
      <text:p text:style-name="P6"><text:span text:style-name="T8"><text:s/>GNU :GNU est un </text:span><text:a xlink:type="simple" xlink:href="http://fr.wikipedia.org/wiki/Système_d%27exploitation">système d'exploitation</text:a><text:span text:style-name="T8"> </text:span><text:a xlink:type="simple" xlink:href="http://fr.wikipedia.org/wiki/Logiciel_libre">libre</text:a><text:span text:style-name="T8"> lancé en </text:span><text:a xlink:type="simple" xlink:href="http://fr.wikipedia.org/wiki/1983_en_informatique">1983</text:a><text:span text:style-name="T8"> par </text:span><text:a xlink:type="simple" xlink:href="http://fr.wikipedia.org/wiki/Richard_Stallman">Richard Stallman</text:a><text:span text:style-name="T8">, puis maintenu par le </text:span><text:a xlink:type="simple" xlink:href="http://fr.wikipedia.org/wiki/Projet_GNU">projet GNU</text:a><text:span text:style-name="T8">. Son nom est un </text:span><text:a xlink:type="simple" xlink:href="http://fr.wikipedia.org/wiki/Acronyme_récursif">acronyme récursif</text:a><text:span text:style-name="T8"> qui signifie en anglais « GNU’s Not UNIX » (littéralement, « GNU n’est pas UNIX »). Il reprend les concepts et le fonctionnement d’</text:span><text:a xlink:type="simple" xlink:href="http://fr.wikipedia.org/wiki/Unix">UNIX</text:a><text:bookmark text:name="cite_ref-1"/><text:a xlink:type="simple" xlink:href="http://fr.wikipedia.org/wiki/GNU#cite_note-1">1</text:a><text:span text:style-name="T8">. </text:span></text:p>
      <text:p text:style-name="P8"/>
      <text:p text:style-name="P6"><text:span text:style-name="T8">UNIX :Unix, officiellement UNIX (parfois écrit « </text:span><text:span text:style-name="T3">Unix</text:span><text:span text:style-name="T8"> », avec des petites capitales), est un </text:span><text:a xlink:type="simple" xlink:href="http://fr.wikipedia.org/wiki/Système_d%27exploitation">système d'exploitation</text:a><text:span text:style-name="T8"> </text:span><text:a xlink:type="simple" xlink:href="http://fr.wikipedia.org/wiki/Multitâche">multitâche</text:a><text:span text:style-name="T8"> et </text:span><text:a xlink:type="simple" xlink:href="http://fr.wikipedia.org/wiki/Multi-utilisateur">multi-utilisateur</text:a><text:span text:style-name="T8"> créé en </text:span><text:a xlink:type="simple" xlink:href="http://fr.wikipedia.org/wiki/1969_en_informatique">1969</text:a><text:span text:style-name="T8">. Il est fondé sur une approche par laquelle il offre de nombreux petits outils, chacun doté d'une mission spécifique</text:span><text:bookmark text:name="cite_ref-faqs_1-0"/><text:a xlink:type="simple" xlink:href="http://fr.wikipedia.org/wiki/Unix#cite_note-faqs-1">1</text:a><text:span text:style-name="T8">. </text:span></text:p>
      <text:p text:style-name="P8"/>
      <text:p text:style-name="P8">Copyleft : Définition du mot COPYLEFT, Désigne un type de copyright ouvert qui autorise chacun à utiliser ou transformer un élément à condition que les transformations soient libres également </text:p>
      <text:p text:style-name="P8"/>
      <text:p text:style-name="P6"><text:soft-page-break/><text:a xlink:type="simple" xlink:href="http://fr.wikipedia.org/wiki/GNU">http://fr.wikipedia.org/wiki/GNU</text:a><text:span text:style-name="T8"> </text:span></text:p>
      <text:p text:style-name="P6"><text:a xlink:type="simple" xlink:href="http://fr.wikipedia.org/wiki/Unix"><text:span text:style-name="T8">http://fr.wikipedia.org/wiki/Unix</text:span></text:a></text:p>
      <text:p text:style-name="P6"><text:a xlink:type="simple" xlink:href="http://fr.wikipedia.org/wiki/Code_source"><text:span text:style-name="T8">http://fr.wikipedia.org/wiki/Code_source</text:span></text:a></text:p>
      <text:p text:style-name="P8"><text:a xlink:type="simple" xlink:href="http://dictionnaire.phpmyvisites.net/definition-Copyleft-8397.htm">http://dictionnaire.phpmyvisites.net/definition-Copyleft-8397.htm</text:a></text:p>
      <text:p text:style-name="P8"/>
      <text:p text:style-name="P18"><text:span text:style-name="T10">Bonjour et bienvenue sur le MOOC du logiciel libre, nous vous expliquerons au cours de ces 5 modules, quelles sont les ambition, <text:s/>le</text:span> fonctionnement <text:span text:style-name="T10"><text:s/>et la philosophie des logiciels libres Le but de ce MOOC sera d’expliquer clairement toutes les valeurs du logiciel libre au travers d’exemples simples, qui nous paraissent indispensable dans la vie de tous les jours mais dont nous ne faisons pas attention sur internet ou lors d’utilisation de logiciel privateur. <text:line-break/>Notre Mooc et nos vidéos, sont libres, vous pouvez les réutiliser et les partager comme vous le voulez à condition de respecter la licence libre. </text:span></text:p>
      <text:p text:style-name="P18"><text:span text:style-name="T10"/></text:p>
      <text:p text:style-name="P18"><text:span text:style-name="T10">Chaque cours est composé d'une presentation écrite, d'une vidéo explicative, de sources que vous pouvez librement consulter, d'un quizz, et d'une discution sur le forum. La participation au forum est obligatoire si vous voulez obtenir votre certification de « citoyen informé » à l'issu des 5 modules.</text:span></text:p>
      <text:p text:style-name="P18"><text:span text:style-name="T10"/></text:p>
      <text:p text:style-name="P18"><text:span text:style-name="T10">Vous pouvez maintenant commencer à naviguer sur le site, en commençant par les cours et toutes les ressources que nous vous fournissons !</text:span></text:p>
      <text:p text:style-name="P18"><text:span text:style-name="T10">Bon apprentissage !</text:span></text:p>
      <text:p text:style-name="P18"><text:span text:style-name="T10"/></text:p>
      <text:p text:style-name="P18"><text:span text:style-name="T10"/></text:p>
      <text:p text:style-name="P6"><text:span text:style-name="T8"/></text:p>
      <text:p text:style-name="P6"><text:span text:style-name="T8">Bienvenue dans le premier cours du MOOC sur les logiciels libres, le premier cours concerne la philosophie du libre, mais d'abord qu'est ce que les licences propriétaires</text:span></text:p>
      <text:p text:style-name="P9"><text:s/></text:p>
      <text:p text:style-name="P4"><text:span text:style-name="T5">Les licences propriétaire sont des licences qui restreignent l'utilisateur, leur usage est limité à un milieu professionnel ou à un usage privé</text:span><text:span text:style-name="T4"> <text:s text:c="37"/></text:span></text:p>
      <text:list xml:id="list7048445595380369879" text:style-name="WWNum1">
        <text:list-item>
          <text:p text:style-name="P21"><text:span text:style-name="T9">Le logiciel libre a été crée en opposition avec ces licences propriétaires et ne se définit pas par le prix, il est question de liberté pour les utilisateurs du logiciel. Le système d’exploitation GNU est conçu pour que les utilisateurs soient libres dans leurs activités informatiques. </text:span><text:span text:style-name="null"><text:span text:style-name="T9">= utilisation du mot « libre » met bien en avant la volonté de transparence et de mise à disposition du code source. Puisque même si certains logiciels sont disponibles gratuitement, ils peuvent soumettrent les utilisateurs au pouvoir du propriétaire. Le logiciel libre a donc pour but de mettre l’utilisateur aux commandes puisque les logiciels privées sont contrôlés par les sociétés privés ou l’Etat (avec abus de pouvoir, ex : espionnage) </text:span></text:span></text:p>
        </text:list-item>
        <text:list-item>
          <text:p text:style-name="P22">Ces libertés reposent sur 4 points essentiels : </text:p>
        </text:list-item>
      </text:list>
      <text:list xml:id="list1558200706271093934" text:style-name="WWNum3">
        <text:list-header>
          <text:p text:style-name="P23">-exécuter le programme (Pas de limite géographique, expiration de licence, période d’essai obligatoire…) <text:s text:c="2"/></text:p>
        </text:list-header>
        <text:list-item>
          <text:p text:style-name="P23"><text:soft-page-break/>étudier et modifier le programme sous forme de code source (Contre les restrictions quant à la compréhension du programme, achat de licence, accord de non-divulgation, rendre inaccessible le code source…)</text:p>
        </text:list-item>
        <text:list-item>
          <text:p text:style-name="P23">redistribution de copies exactes (avec possibilité de rémunération)</text:p>
        </text:list-item>
        <text:list-item>
          <text:p text:style-name="P24"><text:span text:style-name="T9">redistribution des versions modifiées </text:span><text:span text:style-name="T11">(</text:span><text:span text:style-name="Emphasis"><text:span text:style-name="T13">liberté permet à ceux qui n'ont pas le temps ou les compétences pour résoudre un problème d'accéder indirectement à la liberté de modification d'un logiciel &amp;possibilité de rémunération)</text:span></text:span></text:p>
        </text:list-item>
      </text:list>
      <text:p text:style-name="List_20_Paragraph"><text:span text:style-name="Emphasis"><text:span text:style-name="T13"/></text:span></text:p>
      <text:p text:style-name="P5"/>
      <text:p text:style-name="Standard"><text:span text:style-name="T12">Voix off : Prenons un exemple concret, que nous connaissons en temps qu'étudiant. Lorsque nous allons en cours magistral, il nous arrive de ne pas avoir le temps de tout noter, nous n'avons donc pas tous les mêmes cours écrits. </text:span></text:p>
      <text:p text:style-name="Standard"><text:span text:style-name="T12"><text:line-break/></text:span><text:span text:style-name="Emphasis"><text:span text:style-name="T12">Quand vient le temps des révisions, il nous arrive de nous partager les cours, que l'on modifie en ajoutant de nouvelles donnés, que nous pouvons repartager et ainsi de suite. Grace au partage, nous avons donc finalement, un cours amélioré. </text:span></text:span></text:p>
      <text:p text:style-name="Standard"><text:span text:style-name="Emphasis"><text:span text:style-name="T12">Marjorie m'a donc envoyé un cours, je rajoute des informations, et je le renvoie</text:span></text:span></text:p>
      <text:p text:style-name="P1"><text:span text:style-name="Emphasis"><text:span text:style-name="T13">Comme nous avons pu le voir dans cet exemple on a donc avec le logiciel libre la </text:span></text:span><text:span text:style-name="T9">Possibilité d’avoir un contrôle individuel sur le programme mais aussi collectif. L'idée de reprise est alors dominante, permettant d'améliorer ses capacité par cette forme de bricolage. Ce que nous verrons dans le dernier module.</text:span></text:p>
      <text:p text:style-name="P2">La base du mouvement du logiciel libre repose sur la volonté du respect de la liberté de l'utilisateur et la communauté en appliquant le partage naturel du savoir par une solidarité sociale et coopérative. </text:p>
      <text:list xml:id="list39148090" text:continue-list="list7048445595380369879" text:style-name="WWNum1">
        <text:list-header>
          <text:p text:style-name="P25">le Logiciel Libre n'interdit <text:s/>pas une utilisation commerciale, mais il est libre s'il donne toutes ces libertés aux utilisateurs de manière adéquate. Dans le cas contraire, il est non libre. </text:p>
          <text:p text:style-name="P28"><text:span text:style-name="T4">Certains logiciels peuvent avoir les même caractéristiques que les logiciels libres, comme certains programme open source, mais la dimension éthique doit être fondamentalement <text:s/>presente pour en faire un véritable logiciel libre</text:span><text:span text:style-name="T4">.</text:span></text:p>
          <text:p text:style-name="P26">(extrait conf lib ega frate)</text:p>
        </text:list-header>
      </text:list>
      <text:p text:style-name="P4">QUIZZ</text:p>
      <text:p text:style-name="P4">1)Qui est à l’origine de la philosophie des logiciels libres : </text:p>
      <text:p text:style-name="P4"><text:soft-page-break/>-Linus Torvalds</text:p>
      <text:p text:style-name="P4">-Richard Stallman</text:p>
      <text:p text:style-name="P4">-Antoine Moreau</text:p>
      <text:list xml:id="list39163499" text:continue-list="list1558200706271093934" text:style-name="WWNum3">
        <text:list-header>
          <text:p text:style-name="P27">2)L’accès au code source est-il obligatoire pour un logiciel libre ?</text:p>
          <text:p text:style-name="P29"><text:span text:style-name="T4">Oui </text:span><text:span text:style-name="T4"><text:line-break/>non </text:span></text:p>
        </text:list-header>
      </text:list>
      <text:p text:style-name="P10">3)Quelle est la 4eme condition pour être un logiciel libre après : <text:span text:style-name="T6">la liberté d'exécuter le programme, la liberté d'étudier le fonctionnement du programme et de l'adapter à vos besoins , Et la liberté d'améliorer le programme et de rendre publiques vos améliorations pour que toute la communauté en bénéficie </text:span></text:p>
      <text:p text:style-name="P12">-La liberté de le détruire</text:p>
      <text:p text:style-name="P12">-La liberté de payer pour obtenir un service</text:p>
      <text:p text:style-name="P12">- la liberté d'en redistribuer des copies pour aider les autres</text:p>
      <text:p text:style-name="P12"/>
      <text:p text:style-name="P12">4)Quels sont les 3 mots de Richard Stallman pour décrire le logiciel libre ? </text:p>
      <text:p text:style-name="P12">-Liberté, égalité, fraternité</text:p>
      <text:p text:style-name="P12">-Gratuité, Liberté, Partage</text:p>
      <text:p text:style-name="P12">-Communauté, fraternité, Créativité</text:p>
      <text:p text:style-name="P12"/>
      <text:p text:style-name="P12">Question de discutions : </text:p>
      <text:p text:style-name="P12">L'aspect éthique vous parait-il si <text:s/>important ? </text:p>
      <text:p text:style-name="P12">La philosophie du logiciel libre vous rappelle-t-elle d'autres mouvements ? </text:p>
      <text:p text:style-name="P12"/>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Times New Roman1" svg:font-family="'Times New Roman', Times, serif"/>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49cm" fo:margin-bottom="0.21cm" fo:line-height="100%"/>
      <style:text-properties style:font-name="Times New Roman" fo:font-size="12pt" style:font-name-asian="Times New Roman2" style:font-size-asian="12pt" style:language-asian="fr" style:country-asian="FR" style:font-name-complex="Times New Roman2"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null" style:family="text" style:parent-style-name="Default_20_Paragraph_20_Fon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meta:initial-creator>
    <meta:editing-cycles>7</meta:editing-cycles>
    <meta:creation-date>2014-04-25T15:28:00</meta:creation-date>
    <dc:date>2014-04-29T19:00:25.94</dc:date>
    <meta:editing-duration>PT5H47M</meta:editing-duration>
    <meta:generator>OpenOffice/4.0.1$Win32 OpenOffice.org_project/401m5$Build-9714</meta:generator>
    <meta:document-statistic meta:table-count="0" meta:image-count="0" meta:object-count="0" meta:page-count="4" meta:paragraph-count="59" meta:word-count="1233" meta:character-count="79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